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1347C0AAD7CB90F3D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cm" svg:height="11.365cm" draw:z-index="0"><draw:image xlink:href="Pictures/100000010000042C000001347C0AAD7CB90F3D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3:08:58.040085549</meta:creation-date>
    <dc:date>2023-10-22T13:10:01.934457569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